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95873" officeooo:paragraph-rsid="00195873" style:font-size-asian="12.25pt" style:font-weight-asian="bold" style:font-size-complex="14pt" style:font-weight-complex="bold"/>
    </style:style>
    <style:style style:name="P2" style:family="paragraph" style:parent-style-name="Standard" style:list-style-name="L4">
      <style:paragraph-properties fo:margin-top="0.201cm" fo:margin-bottom="0.201cm" style:contextual-spacing="false" fo:text-align="start" style:justify-single-word="false"/>
      <style:text-properties officeooo:rsid="00195873" officeooo:paragraph-rsid="00195873"/>
    </style:style>
    <style:style style:name="P3" style:family="paragraph" style:parent-style-name="Standard">
      <style:paragraph-properties fo:margin-top="0.101cm" fo:margin-bottom="0.101cm" style:contextual-spacing="false" fo:text-align="start" style:justify-single-word="false"/>
      <style:text-properties officeooo:paragraph-rsid="00195873"/>
    </style:style>
    <style:style style:name="P4" style:family="paragraph" style:parent-style-name="Standard">
      <style:paragraph-properties fo:margin-top="0.201cm" fo:margin-bottom="0.201cm" style:contextual-spacing="false" fo:text-align="start" style:justify-single-word="false"/>
      <style:text-properties officeooo:paragraph-rsid="00195873"/>
    </style:style>
    <style:style style:name="P5" style:family="paragraph" style:parent-style-name="Standard" style:list-style-name="L4">
      <style:paragraph-properties fo:margin-top="0.201cm" fo:margin-bottom="0.201cm" style:contextual-spacing="false" fo:text-align="start" style:justify-single-word="false"/>
      <style:text-properties officeooo:paragraph-rsid="00195873"/>
    </style:style>
    <style:style style:name="P6" style:family="paragraph" style:parent-style-name="Standard" style:list-style-name="L5">
      <style:paragraph-properties fo:margin-top="0.201cm" fo:margin-bottom="0.201cm" style:contextual-spacing="false" fo:text-align="start" style:justify-single-word="false"/>
      <style:text-properties officeooo:paragraph-rsid="00195873"/>
    </style:style>
    <style:style style:name="P7" style:family="paragraph" style:parent-style-name="Standard" style:list-style-name="L6">
      <style:paragraph-properties fo:margin-top="0.201cm" fo:margin-bottom="0.201cm" style:contextual-spacing="false" fo:text-align="start" style:justify-single-word="false"/>
      <style:text-properties officeooo:paragraph-rsid="00195873"/>
    </style:style>
    <style:style style:name="P8" style:family="paragraph" style:parent-style-name="Standard" style:list-style-name="L4">
      <style:paragraph-properties fo:margin-top="0.201cm" fo:margin-bottom="0.201cm" style:contextual-spacing="false" fo:text-align="start" style:justify-single-word="false"/>
      <style:text-properties officeooo:rsid="001c7007" officeooo:paragraph-rsid="001c7007"/>
    </style:style>
    <style:style style:name="T1" style:family="text">
      <style:text-properties officeooo:rsid="00195873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95873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c7007" style:font-size-asian="10.5pt" style:font-weight-asian="normal" style:font-size-complex="12pt" style:font-weight-complex="normal"/>
    </style:style>
    <style:style style:name="T5" style:family="text">
      <style:text-properties fo:font-size="14pt" fo:font-weight="bold" officeooo:rsid="00195873" style:font-size-asian="12.25pt" style:font-weight-asian="bold" style:font-size-complex="14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Cases for LinkedIn</text:p>
      <text:p text:style-name="P1"/>
      <text:p text:style-name="P3"><text:span text:style-name="T5">Login Section:</text:span></text:p>
      <text:list xml:id="list1984628359" text:style-name="L5">
        <text:list-item>
          <text:p text:style-name="P6">Verify that the user can successfully log in with valid credentials.</text:p>
        </text:list-item>
        <text:list-item>
          <text:p text:style-name="P6">Verify that the user cannot log in with invalid credentials.</text:p>
        </text:list-item>
        <text:list-item>
          <text:p text:style-name="P6">Verify that the "Forgot Password" link redirects the user to the password reset page.</text:p>
        </text:list-item>
        <text:list-item>
          <text:p text:style-name="P6">Verify that the user can stay logged in after closing and reopening the browser.</text:p>
        </text:list-item>
        <text:list-item>
          <text:p text:style-name="P6">Verify <text:span text:style-name="T1">that the user is redirected to the correct page.</text:span></text:p>
        </text:list-item>
      </text:list>
      <text:p text:style-name="P4"><text:span text:style-name="T5">Job Section:</text:span></text:p>
      <text:list xml:id="list1007992383" text:style-name="L6">
        <text:list-item>
          <text:p text:style-name="P7"><text:span text:style-name="T3">Verify that the user can search for job with relevent keyword.</text:span></text:p>
        </text:list-item>
        <text:list-item>
          <text:p text:style-name="P7"><text:span text:style-name="T3">Verify that the search result shown for the relevent job position.</text:span></text:p>
        </text:list-item>
        <text:list-item>
          <text:p text:style-name="P7"><text:span text:style-name="T3">Verify that the user can filter job postings based on location, job function, industry, etc.</text:span></text:p>
        </text:list-item>
        <text:list-item>
          <text:p text:style-name="P7">Verify that the user can save a job posting to their "Saved Jobs" list.</text:p>
        </text:list-item>
        <text:list-item>
          <text:p text:style-name="P7">Verify t<text:span text:style-name="T1">hat the user can apply for the Job based on their Profile and Resume.</text:span></text:p>
        </text:list-item>
      </text:list>
      <text:p text:style-name="P4"><text:span text:style-name="T5">Network Section:</text:span></text:p>
      <text:list xml:id="list2813137620" text:style-name="L4">
        <text:list-item>
          <text:p text:style-name="P5"><text:span text:style-name="T3">Verify that the user can </text:span><text:span text:style-name="T4">get the</text:span><text:span text:style-name="T3"> </text:span><text:span text:style-name="T4">mutual</text:span><text:span text:style-name="T3"> linkedIn members </text:span><text:span text:style-name="T4">in his suggetions based on their Profile</text:span><text:span text:style-name="T3">.</text:span></text:p>
        </text:list-item>
        <text:list-item>
          <text:p text:style-name="P8"><text:span text:style-name="T3">V</text:span><text:span text:style-name="T2">erify that the user can get the network request list or not.</text:span></text:p>
        </text:list-item>
        <text:list-item>
          <text:p text:style-name="P2"><text:span text:style-name="T2">Verify that the user can </text:span><text:span text:style-name="T4">sea</text:span><text:span text:style-name="T2">rch for the other members profile.</text:span></text:p>
        </text:list-item>
        <text:list-item>
          <text:p text:style-name="P2"><text:span text:style-name="T2">Verify that the user can send the message or connection request to the other linkedin members.</text:span></text:p>
        </text:list-item>
        <text:list-item>
          <text:p text:style-name="P2"><text:span text:style-name="T2">Verify that the user can join LinkedIn Groups. So, he can join for the Discussion as well.</text:span></text:p>
        </text:list-item>
        <text:list-item>
          <text:p text:style-name="P2"><text:span text:style-name="T2">Verify that the user can Endorse the other Linkedin members and can request for the endorsment as well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10:01:23.237965279</meta:creation-date>
    <dc:date>2023-02-24T10:26:53.515881350</dc:date>
    <meta:editing-duration>PT10M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242" meta:character-count="1321" meta:non-whitespace-character-count="1115"/>
  </office:meta>
</office:document-meta>
</file>